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4.964cm"/>
    </style:style>
    <style:style style:name="co4" style:family="table-column">
      <style:table-column-properties fo:break-before="auto" style:column-width="7.41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7.606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11.391cm"/>
    </style:style>
    <style:style style:name="co12" style:family="table-column">
      <style:table-column-properties fo:break-before="auto" style:column-width="8.42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trausberg">
      <style:table-properties table:display="true" style:writing-mode="lr-tb"/>
    </style:style>
    <style:style style:name="ta2" style:family="table" style:master-page-name="PageStyle_5f_Erkner">
      <style:table-properties table:display="true" style:writing-mode="lr-tb"/>
    </style:style>
    <style:style style:name="ta3" style:family="table" style:master-page-name="PageStyle_5f_Rüdersdorf_20_bei_20_Berlin">
      <style:table-properties table:display="true" style:writing-mode="lr-tb"/>
    </style:style>
    <style:style style:name="ta4" style:family="table" style:master-page-name="PageStyle_5f_Grünheide_20__28_Mark_29_">
      <style:table-properties table:display="true" style:writing-mode="lr-tb"/>
    </style:style>
    <style:style style:name="ta5" style:family="table" style:master-page-name="PageStyle_5f_Bocholt">
      <style:table-properties table:display="true" style:writing-mode="lr-tb"/>
    </style:style>
    <style:style style:name="ta6" style:family="table" style:master-page-name="PageStyle_5f_Zwickau">
      <style:table-properties table:display="true" style:writing-mode="lr-tb"/>
    </style:style>
    <style:style style:name="ta7" style:family="table" style:master-page-name="PageStyle_5f_Ingolstadt">
      <style:table-properties table:display="true" style:writing-mode="lr-tb"/>
    </style:style>
    <style:style style:name="ta8" style:family="table" style:master-page-name="PageStyle_5f_Kassel">
      <style:table-properties table:display="true" style:writing-mode="lr-tb"/>
    </style:style>
    <style:style style:name="ta9" style:family="table" style:master-page-name="PageStyle_5f_Ki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ausber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1074" calcext:value-type="float">
            <text:p>1074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methan (Bioerdgas)</text:p>
          </table:table-cell>
          <table:table-cell office:value-type="float" office:value="3214" calcext:value-type="float">
            <text:p>3214</text:p>
          </table:table-cell>
          <table:table-cell office:value-type="float" office:value="7256" calcext:value-type="float">
            <text:p>725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kner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dersdorf bei Berlin" table:style-name="ta3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2160" calcext:value-type="float">
            <text:p>2160</text:p>
          </table:table-cell>
          <table:table-cell office:value-type="float" office:value="6762" calcext:value-type="float">
            <text:p>676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ünheide (Mark)" table:style-name="ta4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cholt" table:style-name="ta5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7015" calcext:value-type="float">
            <text:p>7015</text:p>
          </table:table-cell>
          <table:table-cell office:value-type="float" office:value="17399" calcext:value-type="float">
            <text:p>1739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Flüssige biogene Stoffe und Abfälle</text:p>
          </table:table-cell>
          <table:table-cell office:value-type="float" office:value="75" calcext:value-type="float">
            <text:p>75</text:p>
          </table:table-cell>
          <table:table-cell office:value-type="float" office:value="132.37" calcext:value-type="float">
            <text:p>132,3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Klärgas</text:p>
          </table:table-cell>
          <table:table-cell office:value-type="float" office:value="740" calcext:value-type="float">
            <text:p>740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wickau" table:style-name="ta6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Wald-Holzhackschnitzel, Wald-Scheitholz, -Kronenholz</text:p>
          </table:table-cell>
          <table:table-cell office:value-type="float" office:value="4999" calcext:value-type="float">
            <text:p>4999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1017" calcext:value-type="float">
            <text:p>1017</text:p>
          </table:table-cell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methan (Bioerdgas)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eponiegas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Klärgas</text:p>
          </table:table-cell>
          <table:table-cell office:value-type="float" office:value="450" calcext:value-type="float">
            <text:p>450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lstadt" table:style-name="ta7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Wald-Holzhackschnitzel, Wald-Scheitholz, -Kronenholz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500" calcext:value-type="float">
            <text:p>500</text:p>
          </table:table-cell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Klärgas</text:p>
          </table:table-cell>
          <table:table-cell office:value-type="float" office:value="960" calcext:value-type="float">
            <text:p>960</text:p>
          </table:table-cell>
          <table:table-cell office:value-type="float" office:value="3390" calcext:value-type="float">
            <text:p>339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Palmöl u.a. Pflanzenöl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ssel" table:style-name="ta8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Altholz, Gebrauchtholz, Holz(sperr)müll</text:p>
          </table:table-cell>
          <table:table-cell office:value-type="float" office:value="11000" calcext:value-type="float">
            <text:p>1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806" calcext:value-type="float">
            <text:p>806</text:p>
          </table:table-cell>
          <table:table-cell office:value-type="float" office:value="3108" calcext:value-type="float">
            <text:p>310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methan (Bioerdgas)</text:p>
          </table:table-cell>
          <table:table-cell office:value-type="float" office:value="4505" calcext:value-type="float">
            <text:p>4505</text:p>
          </table:table-cell>
          <table:table-cell office:value-type="float" office:value="1678" calcext:value-type="float">
            <text:p>167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" table:style-name="ta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methan (Bioerdgas)</text:p>
          </table:table-cell>
          <table:table-cell office:value-type="float" office:value="233" calcext:value-type="float">
            <text:p>233</text:p>
          </table:table-cell>
          <table:table-cell office:value-type="float" office:value="170.3" calcext:value-type="float">
            <text:p>170,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trausberg" style:display-name="PageStyle_Strausber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wickau" style:display-name="PageStyle_Zwick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rkner" style:display-name="PageStyle_Erkn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üdersdorf_20_bei_20_Berlin" style:display-name="PageStyle_Rüdersdorf bei Berl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ünheide_20__28_Mark_29_" style:display-name="PageStyle_Grünheide (Mark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ssel" style:display-name="PageStyle_Kass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cholt" style:display-name="PageStyle_Bocho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el" style:display-name="PageStyle_Ki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golstadt" style:display-name="PageStyle_Ingolstad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5-28T14:34:34</meta:creation-date>
    <dc:date>2024-05-28T16:40:45.309579256</dc:date>
    <meta:generator>LibreOffice/7.3.7.2$Linux_X86_64 LibreOffice_project/30$Build-2</meta:generator>
    <meta:editing-duration>PT1M2S</meta:editing-duration>
    <meta:editing-cycles>1</meta:editing-cycles>
    <meta:document-statistic meta:table-count="9" meta:cell-count="145" meta:object-count="0"/>
    <meta:user-defined meta:name="AppVersion">3.1</meta:user-defined>
  </office:meta>
</office:document-meta>
</file>